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xProperty.MexProperty( String propertyKey , String propertyValue , MessageExchangeDAOImpl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xProperty.setPropertyValu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xProperty.getProperty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xProperty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xProperty.Mex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xProperty.setPropertyKey( String property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